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ARFAN CASAFRANCA, GUILLERM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01494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ÑET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ARFAN CASAFRANCA, GUILLERM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0149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2:04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